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41.2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<text:span text:style-name="T1">⁜⊞⏴r⏵⏴c⏵</text:span>(⏴Entry⏵)\&lt;r×c\&gt;   r,c ∈ ⟦1, 255⟧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<text:span text:style-name="T1">⁜√⏴Body⏵(⏴Script⏵</text:span>)?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Evalscript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6">⏴Subscript⏵⏴Superscript⏵</text:span>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7">
          <table:table-cell table:number-columns-repeated="1021"/>
        </table:table-row>
        <table:table-row table:style-name="ro4" table:number-rows-repeated="3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2:36:11.4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9T12:37:34.751000000</dc:date>
    <meta:editing-cycles>50</meta:editing-cycles>
    <meta:editing-duration>PT1H35M26S</meta:editing-duration>
    <meta:document-statistic meta:table-count="1" meta:cell-count="135" meta:object-count="0"/>
  </office:meta>
</office:document-meta>
</file>